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209a1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20f8a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20f8a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Ubuntu3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Ubuntu3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eb1e50"/>
    </style:style>
    <style:style style:name="P28" style:family="paragraph" style:parent-style-name="Standard">
      <style:text-properties officeooo:paragraph-rsid="01ee5567"/>
    </style:style>
    <style:style style:name="P29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30" style:family="paragraph" style:parent-style-name="Standard">
      <style:text-properties officeooo:paragraph-rsid="01d88a79"/>
    </style:style>
    <style:style style:name="P31" style:family="paragraph" style:parent-style-name="Standard">
      <style:text-properties officeooo:paragraph-rsid="020cc3c1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0b9bf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0b9b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3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3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3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3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3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3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3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0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1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3" style:family="text">
      <style:text-properties fo:color="#000000" fo:language="nl" fo:country="NL" officeooo:rsid="02080f2c" fo:background-color="transparent" loext:char-shading-value="0" style:font-size-asian="12pt" style:language-asian="nl" style:country-asian="NL" style:font-size-complex="12pt"/>
    </style:style>
    <style:style style:name="T74" style:family="text">
      <style:text-properties style:text-line-through-style="none" style:text-line-through-type="none"/>
    </style:style>
    <style:style style:name="T75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77" style:family="text">
      <style:text-properties style:text-line-through-style="none" style:text-line-through-type="none" officeooo:rsid="0154e886"/>
    </style:style>
    <style:style style:name="T78" style:family="text">
      <style:text-properties style:text-line-through-style="none" style:text-line-through-type="none" officeooo:rsid="0183b5ef"/>
    </style:style>
    <style:style style:name="T79" style:family="text">
      <style:text-properties style:text-line-through-style="none" style:text-line-through-type="none" officeooo:rsid="064c9632"/>
    </style:style>
    <style:style style:name="T80" style:family="text">
      <style:text-properties style:text-line-through-style="none" style:text-line-through-type="none" officeooo:rsid="02eddb5a"/>
    </style:style>
    <style:style style:name="T81" style:family="text">
      <style:text-properties style:text-line-through-style="none" style:text-line-through-type="none" officeooo:rsid="01f0312a"/>
    </style:style>
    <style:style style:name="T82" style:family="text">
      <style:text-properties style:text-line-through-style="none" style:text-line-through-type="none" officeooo:rsid="01f21e76"/>
    </style:style>
    <style:style style:name="T8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officeooo:rsid="01c5b747"/>
    </style:style>
    <style:style style:name="T90" style:family="text">
      <style:text-properties officeooo:rsid="01cf9289"/>
    </style:style>
    <style:style style:name="T91" style:family="text">
      <style:text-properties officeooo:rsid="01a6e211"/>
    </style:style>
    <style:style style:name="T92" style:family="text">
      <style:text-properties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3" style:family="text">
      <style:text-properties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4" style:family="text">
      <style:text-properties style:font-name="Ubuntu3" fo:font-size="12pt" fo:font-weight="normal" officeooo:rsid="06a5e0f9" style:font-name-asian="DejaVu Sans1" style:font-weight-asian="normal" style:language-complex="nl" style:country-complex="NL" style:font-weight-complex="normal"/>
    </style:style>
    <style:style style:name="T95" style:family="text">
      <style:text-properties style:font-name="Ubuntu3" fo:font-size="12pt" fo:font-weight="normal" officeooo:rsid="0578f0fa" style:font-name-asian="DejaVu Sans1" style:font-weight-asian="normal" style:language-complex="nl" style:country-complex="NL" style:font-weight-complex="normal"/>
    </style:style>
    <style:style style:name="T96" style:family="text">
      <style:text-properties style:font-name="Ubuntu3" fo:font-size="12pt" fo:font-weight="normal" officeooo:rsid="057a5164" style:font-name-asian="DejaVu Sans1" style:font-weight-asian="normal" style:language-complex="nl" style:country-complex="NL" style:font-weight-complex="normal"/>
    </style:style>
    <style:style style:name="T97" style:family="text">
      <style:text-properties style:font-name="Ubuntu3" fo:font-size="12pt" fo:font-weight="normal" officeooo:rsid="05789dad" style:font-name-asian="DejaVu Sans1" style:font-weight-asian="normal" style:language-complex="nl" style:country-complex="NL" style:font-weight-complex="normal"/>
    </style:style>
    <style:style style:name="T98" style:family="text">
      <style:text-properties style:font-name="Ubuntu3" fo:font-size="12pt" fo:font-weight="normal" officeooo:rsid="01be8095" style:font-name-asian="DejaVu Sans1" style:font-weight-asian="normal" style:language-complex="nl" style:country-complex="NL" style:font-weight-complex="normal"/>
    </style:style>
    <style:style style:name="T99" style:family="text">
      <style:text-properties style:font-name="Ubuntu3" fo:font-size="12pt" fo:font-weight="normal" officeooo:rsid="01bb6e0a" style:font-name-asian="DejaVu Sans1" style:font-weight-asian="normal" style:language-complex="nl" style:country-complex="NL" style:font-weight-complex="normal"/>
    </style:style>
    <style:style style:name="T100" style:family="text">
      <style:text-properties style:font-name="Ubuntu3" fo:font-size="12pt" fo:font-weight="normal" officeooo:rsid="076b834e" style:font-name-asian="DejaVu Sans1" style:font-weight-asian="normal" style:language-complex="nl" style:country-complex="NL" style:font-weight-complex="normal"/>
    </style:style>
    <style:style style:name="T101" style:family="text">
      <style:text-properties style:font-name="Ubuntu3" fo:font-size="12pt" fo:font-weight="normal" officeooo:rsid="02e5ade6" style:font-name-asian="DejaVu Sans1" style:font-weight-asian="normal" style:language-complex="nl" style:country-complex="NL" style:font-weight-complex="normal"/>
    </style:style>
    <style:style style:name="T102" style:family="text">
      <style:text-properties style:font-name="Ubuntu3" fo:font-size="12pt" fo:font-weight="bold" officeooo:rsid="01bb6e0a" style:font-name-asian="DejaVu Sans1" style:font-weight-asian="bold" style:language-complex="nl" style:country-complex="NL" style:font-weight-complex="bold"/>
    </style:style>
    <style:style style:name="T103" style:family="text">
      <style:text-properties style:font-name="Ubuntu3" fo:font-size="12pt" officeooo:rsid="05789dad" style:font-name-asian="DejaVu Sans1" style:language-complex="nl" style:country-complex="NL"/>
    </style:style>
    <style:style style:name="T104" style:family="text">
      <style:text-properties officeooo:rsid="0640fe50" style:font-name-asian="DejaVu Sans1" style:language-complex="nl" style:country-complex="NL"/>
    </style:style>
    <style:style style:name="T105" style:family="text">
      <style:text-properties officeooo:rsid="07a48912" style:font-name-asian="DejaVu Sans1" style:language-complex="nl" style:country-complex="NL"/>
    </style:style>
    <style:style style:name="T106" style:family="text">
      <style:text-properties officeooo:rsid="01d0936d" style:font-name-asian="DejaVu Sans1" style:language-complex="nl" style:country-complex="NL"/>
    </style:style>
    <style:style style:name="T107" style:family="text">
      <style:text-properties officeooo:rsid="020f1a29" style:font-name-asian="DejaVu Sans1" style:language-complex="nl" style:country-complex="NL"/>
    </style:style>
    <style:style style:name="T108" style:family="text">
      <style:text-properties style:font-name="Ubuntu1" fo:font-size="12pt" fo:font-weight="bold" officeooo:rsid="01d202ce" style:font-name-asian="DejaVu Sans1" style:font-weight-asian="bold" style:language-complex="nl" style:country-complex="NL" style:font-weight-complex="bold"/>
    </style:style>
    <style:style style:name="T109" style:family="text">
      <style:text-properties style:font-name="Ubuntu1" fo:font-size="12pt" fo:font-weight="bold" officeooo:rsid="020f1a29" style:font-name-asian="DejaVu Sans1" style:font-weight-asian="bold" style:language-complex="nl" style:country-complex="NL" style:font-weight-complex="bold"/>
    </style:style>
    <style:style style:name="T110" style:family="text">
      <style:text-properties officeooo:rsid="01be8095"/>
    </style:style>
    <style:style style:name="T111" style:family="text">
      <style:text-properties officeooo:rsid="0172e4a7"/>
    </style:style>
    <style:style style:name="T112" style:family="text">
      <style:text-properties officeooo:rsid="01b1b55e"/>
    </style:style>
    <style:style style:name="T113" style:family="text">
      <style:text-properties officeooo:rsid="01b3a209"/>
    </style:style>
    <style:style style:name="T114" style:family="text">
      <style:text-properties officeooo:rsid="01bfd991"/>
    </style:style>
    <style:style style:name="T115" style:family="text">
      <style:text-properties officeooo:rsid="01bb6e0a"/>
    </style:style>
    <style:style style:name="T116" style:family="text">
      <style:text-properties officeooo:rsid="017c0c0e"/>
    </style:style>
    <style:style style:name="T117" style:family="text">
      <style:text-properties officeooo:rsid="01b7b893"/>
    </style:style>
    <style:style style:name="T118" style:family="text">
      <style:text-properties officeooo:rsid="01a841ff"/>
    </style:style>
    <style:style style:name="T119" style:family="text">
      <style:text-properties officeooo:rsid="01eddd65"/>
    </style:style>
    <style:style style:name="T120" style:family="text">
      <style:text-properties officeooo:rsid="01f1e85f"/>
    </style:style>
    <style:style style:name="T121" style:family="text">
      <style:text-properties fo:font-weight="bold" officeooo:rsid="01f1e85f" style:font-weight-asian="bold" style:font-weight-complex="bold"/>
    </style:style>
    <style:style style:name="T122" style:family="text">
      <style:text-properties fo:font-weight="bold" officeooo:rsid="01eddd65" style:font-weight-asian="bold" style:font-weight-complex="bold"/>
    </style:style>
    <style:style style:name="T123" style:family="text">
      <style:text-properties fo:font-weight="bold" officeooo:rsid="01c3beaf" style:font-weight-asian="bold" style:font-weight-complex="bold"/>
    </style:style>
    <style:style style:name="T124" style:family="text">
      <style:text-properties officeooo:rsid="01c3beaf"/>
    </style:style>
    <style:style style:name="T125" style:family="text">
      <style:text-properties officeooo:rsid="017c5295"/>
    </style:style>
    <style:style style:name="T126" style:family="text">
      <style:text-properties officeooo:rsid="020df43a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60">C</text:span></text:span><text:span text:style-name="Strong_20_Emphasis"><text:span text:style-name="T56">hecklist voor </text:span></text:span><text:span text:style-name="Strong_20_Emphasis"><text:span text:style-name="T65">de installatie</text:span></text:span><text:span text:style-name="Strong_20_Emphasis"><text:span text:style-name="T57"> </text:span></text:span><text:span text:style-name="Strong_20_Emphasis"><text:span text:style-name="T56">van </text:span></text:span><text:reference-mark-start text:name="Distributie"/><text:span text:style-name="Strong_20_Emphasis"><text:span text:style-name="T61">Ubunt</text:span></text:span><text:span text:style-name="Strong_20_Emphasis"><text:span text:style-name="T62">u</text:span></text:span><text:reference-mark-end text:name="Distributie"/><text:span text:style-name="Strong_20_Emphasis"><text:span text:style-name="T61"> </text:span></text:span><text:reference-mark-start text:name="Versie"/><text:span text:style-name="T89">20</text:span><text:span text:style-name="Strong_20_Emphasis"><text:span text:style-name="T63">.0</text:span></text:span><text:span text:style-name="Strong_20_Emphasis"><text:span text:style-name="T66">4</text:span></text:span><text:reference-mark-end text:name="Versie"/><text:span text:style-name="Strong_20_Emphasis"><text:span text:style-name="T45"> </text:span></text:span><text:span text:style-name="Strong_20_Emphasis"><text:span text:style-name="T46">LTS</text:span></text:span><text:span text:style-name="Strong_20_Emphasis"><text:span text:style-name="T56"> </text:span></text:span><text:reference-mark-start text:name="Editie"/><text:span text:style-name="Strong_20_Emphasis"><text:span text:style-name="T58">desktop</text:span></text:span><text:reference-mark-end text:name="Editie"/><text:span text:style-name="Strong_20_Emphasis"><text:span text:style-name="T59"> </text:span></text:span><text:span text:style-name="Strong_20_Emphasis"><text:span text:style-name="T56">op </text:span></text:span><text:reference-mark-start text:name="Computernaam"/><text:span text:style-name="Strong_20_Emphasis"><text:span text:style-name="T64">pc</text:span></text:span><text:span text:style-name="Strong_20_Emphasis"><text:span text:style-name="T56">06</text:span></text:span><text:reference-mark-end text:name="Computernaam"/><text:span text:style-name="T56">.</text:span><text:span text:style-name="Strong_20_Emphasis"><text:span text:style-name="T56"><text:line-break/></text:span></text:span></text:p>
      <text:p text:style-name="P12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5">karelzimmer.nl</text:span></text:span></text:a><text:span text:style-name="T4"> </text:span><text:span text:style-name="T6">voor</text:span><text:span text:style-name="T5"> </text:span><text:span text:style-name="T83">deze en andere </text:span><text:span text:style-name="T7">checklists, scripts, en overige bestanden.</text:span></text:p>
      <text:p text:style-name="P26"/>
      <text:p text:style-name="P29"><text:span text:style-name="T42">D</text:span><text:span text:style-name="T41">it is een invulbare PD</text:span><text:span text:style-name="T43">F</text:span><text:span text:style-name="T41"> met keuzevakken; </text:span><text:span text:style-name="T44">a</text:span><text:span text:style-name="T41">fdrukken is niet noodzakelijk.</text:span></text:p>
      <text:p text:style-name="P10"><text:span text:style-name="Strong_20_Emphasis"><text:span text:style-name="T68"/></text:span></text:p>
      <text:p text:style-name="P2"><text:span text:style-name="Definition"><text:span text:style-name="T85">g</text:span></text:span><text:span text:style-name="Definition"><text:span text:style-name="T84">ebruiker</text:span></text:span><text:span text:style-name="T56"><text:tab/><text:tab/><text:tab/></text:span><text:span text:style-name="User_20_Entry"><text:span text:style-name="T2">Karel Zimmer</text:span></text:span></text:p>
      <text:p text:style-name="P2"><text:span text:style-name="Definition"><text:span text:style-name="T85">g</text:span></text:span><text:span text:style-name="Definition"><text:span text:style-name="T84">ebruikersnaam<text:tab/></text:span></text:span><text:span text:style-name="User_20_Entry"><text:span text:style-name="T71">karel</text:span></text:span></text:p>
      <text:p text:style-name="P3"><text:span text:style-name="Definition"><text:span text:style-name="T85">c</text:span></text:span><text:span text:style-name="Definition"><text:span text:style-name="T84">omputernaam</text:span></text:span><text:span text:style-name="Definition"><text:span text:style-name="T86"><text:tab/></text:span></text:span><text:span text:style-name="User_20_Entry"><text:span text:style-name="T69"><text:reference-ref text:reference-format="text" text:ref-name="Computernaam">pc06</text:reference-ref></text:span></text:span></text:p>
      <text:p text:style-name="P5"><text:span text:style-name="Definition"><text:span text:style-name="T85">o</text:span></text:span><text:span text:style-name="Definition"><text:span text:style-name="T87">pstartmenu</text:span></text:span><text:span text:style-name="T56"><text:tab/><text:tab/></text:span><text:span text:style-name="User_20_Entry"><text:span text:style-name="T70">Blauwe ThinkVantage knop &gt; F12</text:span></text:span><text:span text:style-name="T56"> </text:span></text:p>
      <text:p text:style-name="P5"><text:span text:style-name="Definition"><text:span text:style-name="T85">i</text:span></text:span><text:span text:style-name="Definition"><text:span text:style-name="T87">nstellingen</text:span></text:span><text:span text:style-name="T56"><text:tab/><text:tab/></text:span><text:span text:style-name="User_20_Entry"><text:span text:style-name="T70">Blauwe ThinkVantage knop &gt; </text:span></text:span><text:span text:style-name="User_20_Entry"><text:span text:style-name="T72">F</text:span></text:span><text:span text:style-name="User_20_Entry"><text:span text:style-name="T73">1</text:span></text:span></text:p>
      <text:p text:style-name="P9"><text:span text:style-name="Definition"><text:span text:style-name="T88"/></text:span></text:p>
      <text:p text:style-name="P6"/>
      <text:list xml:id="list2816813519" text:style-name="L1">
        <text:list-item>
          <text:p text:style-name="P37">Installatie voorbereiden</text:p>
        </text:list-item>
      </text:list>
      <text:p text:style-name="P11"><text:span text:style-name="Emphasis"><text:span text:style-name="T76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18"><text:s/></text:span></text:span><text:span text:style-name="Strong_20_Emphasis"><text:span text:style-name="T38"><draw:control text:anchor-type="as-char" draw:z-index="0" draw:name="Vorm1" draw:style-name="gr1" draw:text-style-name="P3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19">Volg</text:span></text:span><text:span text:style-name="Strong_20_Emphasis"><text:span text:style-name="T20"> de stappen in </text:span></text:span><text:span text:style-name="Strong_20_Emphasis"><text:span text:style-name="T21">Checklist</text:span></text:span><text:span text:style-name="Strong_20_Emphasis"><text:span text:style-name="T30"> </text:span></text:span><text:span text:style-name="Strong_20_Emphasis"><text:span text:style-name="T21">installatie</text:span></text:span><text:span text:style-name="Strong_20_Emphasis"><text:span text:style-name="T30">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Versie">20.04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.</text:span></text:span></text:p>
          </table:table-cell>
        </table:table-row>
      </table:table>
      <text:p text:style-name="P7"/>
      <text:list xml:id="list94155704538089" text:continue-numbering="true" text:style-name="L1">
        <text:list-item>
          <text:list>
            <text:list-header>
              <text:p text:style-name="P33"/>
            </text:list-header>
          </text:list>
        </text:list-item>
        <text:list-item>
          <text:p text:style-name="P35"><text:span text:style-name="Strong_20_Emphasis"><text:span text:style-name="T39">Installatie uitvoeren</text:span></text:span></text:p>
        </text:list-item>
      </text:list>
      <text:p text:style-name="P11"><text:span text:style-name="Emphasis"><text:span text:style-name="T7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7"><text:span text:style-name="Strong_20_Emphasis"><text:span text:style-name="T18"><text:s/></text:span></text:span><text:span text:style-name="Strong_20_Emphasis"><text:span text:style-name="T38"><draw:control text:anchor-type="as-char" draw:z-index="1" draw:name="Vorm2" draw:style-name="gr1" draw:text-style-name="P3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22">Start de computer op vanaf</text:span></text:span><text:span text:style-name="Strong_20_Emphasis"><text:span text:style-name="T23"> </text:span></text:span><text:span text:style-name="Strong_20_Emphasis"><text:span text:style-name="T24">een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<text:s/></text:span></text:span><text:reference-mark-start text:name="Bitbreedte"/><text:span text:style-name="Strong_20_Emphasis"><text:span text:style-name="T25">64</text:span></text:span><text:span text:style-name="Strong_20_Emphasis"><text:span text:style-name="T26">-bit</text:span></text:span><text:reference-mark-end text:name="Bitbreedte"/><text:span text:style-name="Strong_20_Emphasis"><text:span text:style-name="T23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5"><text:span text:style-name="T8">K</text:span><text:span text:style-name="T9">ies </text:span><text:span text:style-name="Strong_20_Emphasis"><text:span text:style-name="T51">UEFI BOOT: ubuntu</text:span></text:span><text:span text:style-name="T51"> </text:span><text:span text:style-name="T49">(o.i.d, wat er extra verschijnt, </text:span><text:span text:style-name="T50">b.v. UEFI: INT13...</text:span><text:span text:style-name="T49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5"><text:span text:style-name="T10">Als de melding </text:span><text:span text:style-name="Strong_20_Emphasis"><text:span text:style-name="T52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8"><text:s/></text:span></text:span><text:span text:style-name="Strong_20_Emphasis"><text:span text:style-name="T38"><draw:control text:anchor-type="as-char" draw:z-index="4" draw:name="Vorm3" draw:style-name="gr1" draw:text-style-name="P3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5"><text:span text:style-name="T10">Ga naar BIOS setup, selecteer </text:span><text:span text:style-name="Strong_20_Emphasis"><text:span text:style-name="T52">General</text:span></text:span><text:span text:style-name="T10"> &gt; </text:span><text:span text:style-name="Strong_20_Emphasis"><text:span text:style-name="T52">Boot Sequence</text:span></text:span><text:span text:style-name="T10">, zorg ervoor dat </text:span><text:span text:style-name="Strong_20_Emphasis"><text:span text:style-name="T52">UEFI</text:span></text:span><text:span text:style-name="T10"> is geselecteerd en klik op </text:span><text:span text:style-name="Strong_20_Emphasis"><text:span text:style-name="T52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8"><text:s/></text:span></text:span><text:span text:style-name="Strong_20_Emphasis"><text:span text:style-name="T38"><draw:control text:anchor-type="as-char" draw:z-index="5" draw:name="Vorm4" draw:style-name="gr1" draw:text-style-name="P3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T10">Vul </text:span><text:span text:style-name="T11">in als </text:span><text:span text:style-name="T10">naam </text:span><text:span text:style-name="Strong_20_Emphasis"><text:span text:style-name="T52">Ubuntu1804</text:span></text:span><text:span text:style-name="T10"> en blader naar </text:span><text:span text:style-name="Strong_20_Emphasis"><text:span text:style-name="T52">grubx64.efi</text:span></text:span><text:span text:style-name="T10">, klik op </text:span><text:span text:style-name="Strong_20_Emphasis"><text:span text:style-name="T52">OK</text:span></text:span><text:span text:style-name="T10"> en </text:span><text:span text:style-name="Strong_20_Emphasis"><text:span text:style-name="T52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8"><text:s/></text:span></text:span><text:span text:style-name="Strong_20_Emphasis"><text:span text:style-name="T38"><draw:control text:anchor-type="as-char" draw:z-index="6" draw:name="Vorm5" draw:style-name="gr1" draw:text-style-name="P3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T10">Start opnieuw op met keuze </text:span><text:span text:style-name="Strong_20_Emphasis"><text:span text:style-name="T52">Ubuntu1804</text:span></text:span><text:span text:style-name="T5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8"><text:s/></text:span></text:span><text:span text:style-name="Strong_20_Emphasis"><text:span text:style-name="T38"><draw:control text:anchor-type="as-char" draw:z-index="7" draw:name="Vorm6" draw:style-name="gr1" draw:text-style-name="P3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T91">Volg de </text:span><text:span text:style-name="T90">vervolg</text:span><text:span text:style-name="T91">stappen in </text:span><text:span text:style-name="Strong_20_Emphasis"><text:span text:style-name="T92">Checklist</text:span></text:span><text:span text:style-name="Strong_20_Emphasis"><text:span text:style-name="T93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2"><text:reference-ref text:reference-format="text" text:ref-name="Distributie">Ubuntu</text:reference-ref></text:span></text:span><text:span text:style-name="Strong_20_Emphasis"><text:span text:style-name="T93"><text:s/></text:span></text:span><text:span text:style-name="Strong_20_Emphasis"><text:span text:style-name="T92"><text:reference-ref text:reference-format="text" text:ref-name="Versie">20.04</text:reference-ref></text:span></text:span><text:span text:style-name="Strong_20_Emphasis"><text:span text:style-name="T93"><text:s/></text:span></text:span><text:span text:style-name="Strong_20_Emphasis"><text:span text:style-name="T92"><text:reference-ref text:reference-format="text" text:ref-name="Editie">desktop</text:reference-ref></text:span></text:span><text:span text:style-name="Strong_20_Emphasis"><text:span text:style-name="T101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><text:span text:style-name="Strong_20_Emphasis"><text:span text:style-name="T18"><text:s/></text:span></text:span><text:span text:style-name="Strong_20_Emphasis"><text:span text:style-name="T38"><draw:control text:anchor-type="as-char" draw:z-index="11" draw:name="Vorm7_1" draw:style-name="gr1" draw:text-style-name="P3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94">O</text:span></text:span><text:span text:style-name="Strong_20_Emphasis"><text:span text:style-name="T95">p </text:span></text:span><text:span text:style-name="Strong_20_Emphasis"><text:span text:style-name="T96">het </text:span></text:span><text:span text:style-name="Strong_20_Emphasis"><text:span text:style-name="T97">scherm </text:span></text:span><text:span text:style-name="Strong_20_Emphasis"><text:span text:style-name="T104">Toetsenbord</text:span></text:span><text:span text:style-name="Strong_20_Emphasis"><text:span text:style-name="T105">indeling</text:span></text:span><text:span text:style-name="Strong_20_Emphasis"><text:span text:style-name="T97"> </text:span></text:span><text:span text:style-name="Strong_20_Emphasis"><text:span text:style-name="T98">kies </text:span></text:span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text:span text:style-name="Strong_20_Emphasis"><text:span text:style-name="T99"> </text:span></text:span><text:span text:style-name="Strong_20_Emphasis"><text:span text:style-name="T100">en </text:span></text:span><text:span text:style-name="Strong_20_Emphasis"><text:span text:style-name="T94">klik </text:span></text:span><text:span text:style-name="Strong_20_Emphasis"><text:span text:style-name="T97">op </text:span></text:span><text:span text:style-name="Strong_20_Emphasis"><text:span text:style-name="T103">Verder</text:span></text:span><text:span text:style-name="Strong_20_Emphasis"><text:span text:style-name="T97">.</text:span></text:span></text:p>
          </table:table-cell>
        </table:table-row>
      </table:table>
      <text:p text:style-name="P13"><text:span text:style-name="Strong_20_Emphasis"><text:span text:style-name="T47"/></text:span></text:p>
      <text:list xml:id="list94155929802909" text:continue-numbering="true" text:style-name="L1">
        <text:list-item>
          <text:p text:style-name="P36">Installatie afronden</text:p>
        </text:list-item>
      </text:list>
      <text:p text:style-name="P11"><text:span text:style-name="Emphasis"><text:span text:style-name="T7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7"><text:span text:style-name="Strong_20_Emphasis"><text:span text:style-name="T18"><text:s/></text:span></text:span><text:span text:style-name="Strong_20_Emphasis"><text:span text:style-name="T38"><draw:control text:anchor-type="as-char" draw:z-index="2" draw:name="Vorm7" draw:style-name="gr1" draw:text-style-name="P38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19">Volg</text:span></text:span><text:span text:style-name="Strong_20_Emphasis"><text:span text:style-name="T20"> de stappen in </text:span></text:span><text:span text:style-name="Strong_20_Emphasis"><text:span text:style-name="T21">Checklist</text:span></text:span><text:span text:style-name="Strong_20_Emphasis"><text:span text:style-name="T30"> </text:span></text:span><text:span text:style-name="Strong_20_Emphasis"><text:span text:style-name="T21">installatie</text:span></text:span><text:span text:style-name="Strong_20_Emphasis"><text:span text:style-name="T30">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Versie">20.04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30">,</text:span></text:span><text:span text:style-name="Strong_20_Emphasis"><text:span text:style-name="T21"> met </text:span></text:span><text:span text:style-name="Strong_20_Emphasis"><text:span text:style-name="T37">extra </text:span></text:span><text:span text:style-name="Strong_20_Emphasis"><text:span text:style-name="T21">stap</text:span></text:span><text:span text:style-name="Strong_20_Emphasis"><text:span text:style-name="T31">pen</text:span></text:span><text:span text:style-name="Strong_20_Emphasis"><text:span text:style-name="T21">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0"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/></text:span></text:p>
          </table:table-cell>
          <table:table-cell table:style-name="_33_._5f_Installatie_5f_afronden.A1" office:value-type="string">
            <text:p text:style-name="P21"><text:span text:style-name="T110">Als </text:span><text:span text:style-name="T126">bij </text:span><text:span text:style-name="T110">stap 2. </text:span><text:span text:style-name="T111">de </text:span><text:span text:style-name="T112">toetsenbordindelin</text:span><text:span text:style-name="T113">g </text:span><text:span text:style-name="T110">is vergeten </text:span><text:span text:style-name="T114">bij de installatie</text:span><text:span text:style-name="T110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><text:s/></text:span></text:span><text:span text:style-name="Strong_20_Emphasis"><text:span text:style-name="T38"><draw:control text:anchor-type="as-char" draw:z-index="8" draw:name="Vorm5_0" draw:style-name="gr1" draw:text-style-name="P3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8"><text:span text:style-name="T14">W</text:span><text:span text:style-name="T15">ijzig de </text:span><text:span text:style-name="T14">toetsenbordindelin</text:span><text:span text:style-name="T16">g</text:span><text:span text:style-name="T17"> </text:span><text:span text:style-name="Strong_20_Emphasis"><text:span text:style-name="T27">via </text:span></text:span><text:span text:style-name="Strong_20_Emphasis"><text:span text:style-name="T23">een klik op </text:span></text:span><text:span text:style-name="Strong_20_Emphasis"><text:span text:style-name="T28">de </text:span></text:span><text:span text:style-name="Strong_20_Emphasis"><text:span text:style-name="T48">Super</text:span></text:span><text:span text:style-name="Strong_20_Emphasis"><text:span text:style-name="T28">-toets, </text:span></text:span><text:span text:style-name="Strong_20_Emphasis"><text:span text:style-name="T32">t</text:span></text:span><text:span text:style-name="Strong_20_Emphasis"><text:span text:style-name="T29">yp </text:span></text:span><text:span text:style-name="Strong_20_Emphasis"><text:span text:style-name="T40">toet</text:span></text:span><text:span text:style-name="Strong_20_Emphasis"><text:span text:style-name="T28"> </text:span></text:span><text:span text:style-name="Strong_20_Emphasis"><text:span text:style-name="T33">e</text:span></text:span><text:span text:style-name="Strong_20_Emphasis"><text:span text:style-name="T27">n </text:span></text:span><text:span text:style-name="Strong_20_Emphasis"><text:span text:style-name="T34">k</text:span></text:span><text:span text:style-name="Strong_20_Emphasis"><text:span text:style-name="T27">lik </text:span></text:span><text:span text:style-name="Strong_20_Emphasis"><text:span text:style-name="T35">bij </text:span></text:span><text:span text:style-name="Strong_20_Emphasis"><text:span text:style-name="T27"><text:s/></text:span></text:span><text:span text:style-name="Strong_20_Emphasis"><text:span text:style-name="T53">Instellingen </text:span></text:span><text:span text:style-name="Strong_20_Emphasis"><text:span text:style-name="T27">op het pictogram van </text:span></text:span><text:span text:style-name="Strong_20_Emphasis"><text:span text:style-name="T54">Regio en taal</text:span></text:span><text:span text:style-name="Strong_20_Emphasis"><text:span text:style-name="T3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><text:s/></text:span></text:span><text:span text:style-name="Strong_20_Emphasis"><text:span text:style-name="T38"><draw:control text:anchor-type="as-char" draw:z-index="9" draw:name="Vorm6_0" draw:style-name="gr1" draw:text-style-name="P3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23"><text:span text:style-name="T115">O</text:span><text:span text:style-name="T111">nder </text:span><text:span text:style-name="Strong_20_Emphasis"><text:span text:style-name="T116">I</text:span></text:span><text:span text:style-name="Strong_20_Emphasis"><text:span text:style-name="T111">nvoerbron</text:span></text:span><text:span text:style-name="T111"> </text:span><text:span text:style-name="T117">klik </text:span><text:span text:style-name="T111">op </text:span><text:span text:style-name="Strong_20_Emphasis"><text:span text:style-name="T111">+</text:span></text:span><text:span text:style-name="T111"> </text:span><text:span text:style-name="T118">(plus-teken), </text:span><text:span text:style-name="T119">klik</text:span><text:span text:style-name="T120"> op </text:span><text:span text:style-name="T121">⋮</text:span><text:span text:style-name="T120">,</text:span><text:span text:style-name="T118"> </text:span><text:span text:style-name="T119">klik op </text:span><text:span text:style-name="T122">Overige</text:span><text:span text:style-name="T119">, <text:line-break/>klik op</text:span><text:span text:style-name="T111"> </text:span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text:span text:style-name="T111">, </text:span><text:span text:style-name="T119">en klik op </text:span><text:span text:style-name="T122">Toevoegen</text:span><text:span text:style-name="T1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><text:s/></text:span></text:span><text:span text:style-name="Strong_20_Emphasis"><text:span text:style-name="T38"><draw:control text:anchor-type="as-char" draw:z-index="10" draw:name="Vorm7_0" draw:style-name="gr1" draw:text-style-name="P3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23"><text:span text:style-name="T124">Klik op regel </text:span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text:span text:style-name="T115"> </text:span><text:span text:style-name="T124">en klik op </text:span><text:span text:style-name="T123">^</text:span><text:span text:style-name="T124">, zodat </text:span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text:span text:style-name="T124"> </text:span><text:span text:style-name="T115">boven</text:span><text:span text:style-name="T124">aan staat</text:span><text:span text:style-name="T11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><text:s/></text:span></text:span><text:span text:style-name="Strong_20_Emphasis"><text:span text:style-name="T38"><draw:control text:anchor-type="as-char" draw:z-index="12" draw:name="Vorm8_0" draw:style-name="gr1" draw:text-style-name="P3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22"><text:span text:style-name="T125">Sluit het scherm </text:span><text:span text:style-name="Strong_20_Emphasis"><text:span text:style-name="T125">Regio en taal</text:span></text:span><text:span text:style-name="T125">.</text:span></text:p>
          </table:table-cell>
        </table:table-row>
      </table:table>
      <text:p text:style-name="P24"><text:line-break/></text:p>
      <text:list xml:id="list94155564076615" text:continue-numbering="true" text:style-name="L1">
        <text:list-item>
          <text:p text:style-name="P34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/></text:span><text:span text:style-name="T18"><draw:control text:anchor-type="as-char" draw:z-index="3" draw:name="Vorm11" draw:style-name="gr1" draw:text-style-name="P38" svg:width="0.35cm" svg:height="0.35cm" draw:control="control4"/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9">Volg</text:span></text:span><text:span text:style-name="Strong_20_Emphasis"><text:span text:style-name="T20"> de stappen in </text:span></text:span><text:span text:style-name="Strong_20_Emphasis"><text:span text:style-name="T21">Checklist</text:span></text:span><text:span text:style-name="Strong_20_Emphasis"><text:span text:style-name="T30"> </text:span></text:span><text:span text:style-name="Strong_20_Emphasis"><text:span text:style-name="T21">installatie</text:span></text:span><text:span text:style-name="Strong_20_Emphasis"><text:span text:style-name="T30">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Versie">20.04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.</text:span></text:span></text:p>
          </table:table-cell>
        </table:table-row>
      </table:table>
      <text:p text:style-name="P25"/>
      <text:p text:style-name="P25"/>
      <text:p text:style-name="P8"><text:span text:style-name="T79">E</text:span><text:span text:style-name="T80">inde c</text:span><text:span text:style-name="T74">hecklist, </text:span><text:span text:style-name="T81">d</text:span><text:span text:style-name="T74">e installatie van </text:span><text:span text:style-name="T74"><text:reference-ref text:reference-format="text" text:ref-name="Distributie">Ubuntu</text:reference-ref></text:span><text:span text:style-name="T74"><text:s/></text:span><text:span text:style-name="T77"><text:reference-ref text:reference-format="text" text:ref-name="Versie">20.04</text:reference-ref></text:span><text:span text:style-name="T74"><text:s/></text:span><text:span text:style-name="T82">LTS</text:span><text:span text:style-name="T74"> </text:span><text:span text:style-name="T74"><text:reference-ref text:reference-format="text" text:ref-name="Editie">desktop</text:reference-ref></text:span><text:span text:style-name="T74"><text:s/></text:span><text:span text:style-name="T78">op </text:span><text:span text:style-name="T78"><text:reference-ref text:reference-format="text" text:ref-name="Computernaam">pc06</text:reference-ref></text:span><text:span text:style-name="T78"><text:s/></text:span><text:span text:style-name="T74">is voltooid.</text:span><text:line-break/></text:p>
      <text:p text:style-name="P4"><text:span text:style-name="T67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2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6</text:file-name><text:tab/><text:date style:data-style-name="N36" text:date-value="2022-01-13T09:41:54.151641726">13-01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3T09:41:53.960844516</dc:date>
    <meta:print-date>2010-08-26T11:22:59</meta:print-date>
    <meta:keyword>Installatie</meta:keyword>
    <meta:keyword>Checklist</meta:keyword>
    <meta:keyword>Linux</meta:keyword>
    <meta:editing-cycles>2474</meta:editing-cycles>
    <meta:editing-duration>P5DT4H19M53S</meta:editing-duration>
    <meta:printed-by>Karel Zimmer</meta:printed-by>
    <dc:creator>Karel Zimmer</dc:creator>
    <meta:document-statistic meta:table-count="4" meta:image-count="0" meta:object-count="0" meta:page-count="2" meta:paragraph-count="48" meta:word-count="319" meta:character-count="2133" meta:non-whitespace-character-count="1828"/>
    <meta:user-defined meta:name="Info 1"/>
    <meta:user-defined meta:name="Info 2"/>
    <meta:user-defined meta:name="Info 3"/>
    <meta:user-defined meta:name="Info 4"/>
  </office:meta>
</office:document-meta>
</file>